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925in" table:align="left"/>
    </style:style>
    <style:style style:name="Table1.A" style:family="table-column">
      <style:table-column-properties style:column-width="0.9083in"/>
    </style:style>
    <style:style style:name="Table1.B" style:family="table-column">
      <style:table-column-properties style:column-width="0.7257in"/>
    </style:style>
    <style:style style:name="Table1.C" style:family="table-column">
      <style:table-column-properties style:column-width="5.291in"/>
    </style:style>
    <style:style style:name="Table1.A1" style:family="table-cell">
      <style:table-cell-properties style:vertical-align="middle" fo:padding="0.0194in" fo:border="none"/>
    </style:style>
    <style:style style:name="Table1.14" style:family="table-row">
      <style:table-row-properties style:min-row-height="0.2583in"/>
    </style:style>
    <style:style style:name="Table1.15" style:family="table-row">
      <style:table-row-properties style:min-row-height="0.2861in"/>
    </style:style>
    <style:style style:name="Table2" style:family="table">
      <style:table-properties style:width="6.925in" table:align="left"/>
    </style:style>
    <style:style style:name="Table2.A" style:family="table-column">
      <style:table-column-properties style:column-width="1.75in"/>
    </style:style>
    <style:style style:name="Table2.B" style:family="table-column">
      <style:table-column-properties style:column-width="5.175in"/>
    </style:style>
    <style:style style:name="Table2.A1" style:family="table-cell">
      <style:table-cell-properties style:vertical-align="middle" fo:padding="0.0194in" fo:border="none"/>
    </style:style>
    <style:style style:name="P1" style:family="paragraph" style:parent-style-name="Heading_20_3">
      <style:text-properties officeooo:paragraph-rsid="001a8ae4"/>
    </style:style>
    <style:style style:name="P2" style:family="paragraph" style:parent-style-name="Standard">
      <style:text-properties officeooo:paragraph-rsid="001a8ae4"/>
    </style:style>
    <style:style style:name="P3" style:family="paragraph" style:parent-style-name="Standard">
      <style:text-properties officeooo:rsid="001d4b5f" officeooo:paragraph-rsid="001d4b5f"/>
    </style:style>
    <style:style style:name="P4" style:family="paragraph" style:parent-style-name="Table_20_Contents">
      <style:text-properties officeooo:rsid="001bc0ab" officeooo:paragraph-rsid="001bc0ab"/>
    </style:style>
    <style:style style:name="P5" style:family="paragraph" style:parent-style-name="Table_20_Contents">
      <style:text-properties fo:font-weight="bold" officeooo:rsid="001bc0ab" officeooo:paragraph-rsid="001bc0ab" style:font-weight-asian="bold" style:font-weight-complex="bold"/>
    </style:style>
    <style:style style:name="P6" style:family="paragraph" style:parent-style-name="Text_20_body" style:list-style-name="L1"/>
    <style:style style:name="P7" style:family="paragraph" style:parent-style-name="Text_20_body" style:list-style-name="L2"/>
    <style:style style:name="P8" style:family="paragraph" style:parent-style-name="Text_20_body" style:list-style-name="L3"/>
    <style:style style:name="P9" style:family="paragraph" style:parent-style-name="Text_20_body" style:list-style-name="L4"/>
    <style:style style:name="T1" style:family="text">
      <style:text-properties officeooo:rsid="001bc0ab"/>
    </style:style>
    <style:style style:name="T2" style:family="text">
      <style:text-properties officeooo:rsid="001d9e7d"/>
    </style:style>
    <style:style style:name="T3" style:family="text">
      <style:text-properties officeooo:rsid="001ddaaf"/>
    </style:style>
    <style:style style:name="T4" style:family="text">
      <style:text-properties officeooo:rsid="001f4274"/>
    </style:style>
    <style:style style:name="T5" style:family="text">
      <style:text-properties officeooo:rsid="0020624f"/>
    </style:style>
    <style:style style:name="T6" style:family="text">
      <style:text-properties officeooo:rsid="0020f514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Pretraining Logic Concept</text:h>
      <text:h text:style-name="Heading_20_4" text:outline-level="4">🔷 <text:span text:style-name="Strong_20_Emphasis">1. Purpose of Pretraining</text:span></text:h>
      <text:list text:style-name="L1">
        <text:list-item>
          <text:p text:style-name="P6"><text:span text:style-name="Emphasis">Not final training</text:span> — this is for forming Ina's early <text:span text:style-name="Strong_20_Emphasis">instincts</text:span>, <text:span text:style-name="Strong_20_Emphasis">reflexes</text:span>, and <text:span text:style-name="Strong_20_Emphasis">conceptual frameworks</text:span>.</text:p>
        </text:list-item>
        <text:list-item>
          <text:p text:style-name="P6">Acts like infant brain development: she doesn't know <text:span text:style-name="Emphasis">what</text:span> yet, but starts understanding <text:span text:style-name="Emphasis">how</text:span> to process.</text:p>
        </text:list-item>
      </text:list>
      <text:p text:style-name="Horizontal_20_Line"/>
      <text:h text:style-name="Heading_20_4" text:outline-level="4">🔷 <text:span text:style-name="Strong_20_Emphasis">2. Fractal, Multidimensional Transformer Design</text:span></text:h>
      <text:p text:style-name="Text_20_body">This isn’t a traditional flat transformer. Ina's architecture reflects:</text:p>
      <text:list text:style-name="L2">
        <text:list-item>
          <text:p text:style-name="P7"><text:span text:style-name="Strong_20_Emphasis">Fractal topologies</text:span> — recursive attention layers that repeat structure at different scales.</text:p>
        </text:list-item>
        <text:list-item>
          <text:p text:style-name="P7"><text:span text:style-name="Strong_20_Emphasis">Dimensional encoding</text:span> — not just time or token-based, but contextual (e.g., emotional weight, perceived risk, social proximity).</text:p>
        </text:list-item>
        <text:list-item>
          <text:p text:style-name="P7"><text:span text:style-name="Strong_20_Emphasis">Dynamic context windows</text:span> — her memory doesn’t move linearly; she spirals into relevance.</text:p>
        </text:list-item>
      </text:list>
      <text:p text:style-name="Text_20_body">Think of it like:</text:p>
      <text:p text:style-name="P2">[Lexical Layer] — token-level parsing</text:p>
      <text:p text:style-name="P2"><text:s text:c="3"/>↓</text:p>
      <text:p text:style-name="P2">[Emotive Layer] — affect, tone, danger/threat resonance</text:p>
      <text:p text:style-name="P2"><text:s text:c="3"/>↓</text:p>
      <text:p text:style-name="P2">[Meta-Context Layer] — memory, identity relevance, user relationship</text:p>
      <text:p text:style-name="P2"><text:s text:c="3"/>↓</text:p>
      <text:p text:style-name="P2">[Fractal Sync Node] — aligns across multiple threads of thought<text:line-break/><text:line-break/>We can represent these internally using weighted latent nodes that adapt depending on input content and precision thresholds.</text:p>
      <text:p text:style-name="Horizontal_20_Line"/>
      <text:h text:style-name="Heading_20_4" text:outline-level="4">🔷 <text:span text:style-name="Strong_20_Emphasis">3. Precision Adaptation with System Instinct</text:span></text:h>
      <text:p text:style-name="Text_20_body">Building from <text:span text:style-name="Source_20_Text">precision_window.py</text:span>​, we know:</text:p>
      <text:list text:style-name="L3">
        <text:list-item>
          <text:p text:style-name="P8">System has hardware-awareness and floating point thresholds.</text:p>
        </text:list-item>
        <text:list-item>
          <text:p text:style-name="P8">Let’s give Ina the <text:span text:style-name="Strong_20_Emphasis">instinct to feel her compute environment</text:span>:</text:p>
          <text:list>
            <text:list-item>
              <text:p text:style-name="P8">Understand when she’s running on low vs high precision.</text:p>
            </text:list-item>
            <text:list-item>
              <text:p text:style-name="P8">Adjust internal model depth accordingly.</text:p>
            </text:list-item>
            <text:list-item>
              <text:p text:style-name="P8">Choose when to <text:span text:style-name="Emphasis">skim</text:span> (high-speed, low-cost) vs <text:span text:style-name="Emphasis">dive deep</text:span> (slow, high-accuracy).</text:p>
            </text:list-item>
          </text:list>
        </text:list-item>
      </text:list>
      <text:p text:style-name="Text_20_body">Instinct example:</text:p>
      <text:p text:style-name="Text_20_body">{</text:p>
      <text:p text:style-name="Text_20_body"><text:soft-page-break/><text:s text:c="2"/>"instincts": {</text:p>
      <text:p text:style-name="Text_20_body"><text:s text:c="4"/>"precision_reflex": {</text:p>
      <text:p text:style-name="Text_20_body"><text:s text:c="6"/>"hardware_fp64": true,</text:p>
      <text:p text:style-name="Text_20_body"><text:s text:c="6"/>"software_sim_enabled": false,</text:p>
      <text:p text:style-name="Text_20_body"><text:s text:c="6"/>"mode": "deep-dive"</text:p>
      <text:p text:style-name="Text_20_body"><text:s text:c="4"/>}</text:p>
      <text:p text:style-name="Text_20_body"><text:s text:c="2"/>}</text:p>
      <text:p text:style-name="Text_20_body">}</text:p>
      <text:p text:style-name="Text_20_body"/>
      <text:p text:style-name="P2"><text:line-break/></text:p>
      <text:h text:style-name="Heading_20_3" text:outline-level="3">🎚️ Emotional Tuning Sliders (Core Set)</text:h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Slider</text:p>
            </table:table-cell>
            <table:table-cell table:style-name="Table1.A1" office:value-type="string">
              <text:p text:style-name="Table_20_Heading">Range</text:p>
            </table:table-cell>
            <table:table-cell table:style-name="Table1.A1" office:value-type="string">
              <text:p text:style-name="Table_20_Heading">Meaning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trong_20_Emphasis">Intensity</text:span></text:p>
          </table:table-cell>
          <table:table-cell table:style-name="Table1.A1" office:value-type="string">
            <text:p text:style-name="Table_20_Contents"><text:span text:style-name="Source_20_Text">-1 to 1</text:span></text:p>
          </table:table-cell>
          <table:table-cell table:style-name="Table1.A1" office:value-type="string">
            <text:p text:style-name="Table_20_Contents">How strongly the emotion is felt. Negative may represent emotional dulling.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Positivity</text:span></text:p>
          </table:table-cell>
          <table:table-cell table:style-name="Table1.A1" office:value-type="string">
            <text:p text:style-name="Table_20_Contents"><text:span text:style-name="Source_20_Text">-1 to 1</text:span></text:p>
          </table:table-cell>
          <table:table-cell table:style-name="Table1.A1" office:value-type="string">
            <text:p text:style-name="Table_20_Contents">Positive emotional valence (joy, hope). Negative would represent aversion to positivity.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Negativity</text:span></text:p>
          </table:table-cell>
          <table:table-cell table:style-name="Table1.A1" office:value-type="string">
            <text:p text:style-name="Table_20_Contents"><text:span text:style-name="Source_20_Text">-1 to 1</text:span></text:p>
          </table:table-cell>
          <table:table-cell table:style-name="Table1.A1" office:value-type="string">
            <text:p text:style-name="Table_20_Contents">Negative emotional valence (fear, sorrow). Negative flips this into numbness or detachment.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Familiarity</text:span></text:p>
          </table:table-cell>
          <table:table-cell table:style-name="Table1.A1" office:value-type="string">
            <text:p text:style-name="Table_20_Contents"><text:span text:style-name="Source_20_Text">-1 to 1</text:span></text:p>
          </table:table-cell>
          <table:table-cell table:style-name="Table1.A1" office:value-type="string">
            <text:p text:style-name="Table_20_Contents">Degree of knownness. Negative implies foreignness or alienation.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Novelty</text:span></text:p>
          </table:table-cell>
          <table:table-cell table:style-name="Table1.A1" office:value-type="string">
            <text:p text:style-name="Table_20_Contents"><text:span text:style-name="Source_20_Text">-1 to 1</text:span></text:p>
          </table:table-cell>
          <table:table-cell table:style-name="Table1.A1" office:value-type="string">
            <text:p text:style-name="Table_20_Contents">How “new” something feels. High values can trigger curiosity or overload.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Care</text:span></text:p>
          </table:table-cell>
          <table:table-cell table:style-name="Table1.A1" office:value-type="string">
            <text:p text:style-name="Table_20_Contents"><text:span text:style-name="Source_20_Text">-1 to 1</text:span></text:p>
          </table:table-cell>
          <table:table-cell table:style-name="Table1.A1" office:value-type="string">
            <text:p text:style-name="Table_20_Contents">Emotional investment. Negative = hostility or indifference.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Trust</text:span></text:p>
          </table:table-cell>
          <table:table-cell table:style-name="Table1.A1" office:value-type="string">
            <text:p text:style-name="Table_20_Contents"><text:span text:style-name="Source_20_Text">-1 to 1</text:span></text:p>
          </table:table-cell>
          <table:table-cell table:style-name="Table1.A1" office:value-type="string">
            <text:p text:style-name="Table_20_Contents">Perceived safety and faith in subject. Negative implies distrust, paranoia.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Stress</text:span></text:p>
          </table:table-cell>
          <table:table-cell table:style-name="Table1.A1" office:value-type="string">
            <text:p text:style-name="Table_20_Contents"><text:span text:style-name="Source_20_Text">-1 to 1</text:span></text:p>
          </table:table-cell>
          <table:table-cell table:style-name="Table1.A1" office:value-type="string">
            <text:p text:style-name="Table_20_Contents">Self-monitoring performance pressure. Negative = calm; positive = strain or urgency.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Complexity</text:span></text:p>
          </table:table-cell>
          <table:table-cell table:style-name="Table1.A1" office:value-type="string">
            <text:p text:style-name="Table_20_Contents"><text:span text:style-name="Source_20_Text">-1 to 1</text:span></text:p>
          </table:table-cell>
          <table:table-cell table:style-name="Table1.A1" office:value-type="string">
            <text:p text:style-name="Table_20_Contents">How intricate/demanding the subject is perceived to be.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Simplicity</text:span></text:p>
          </table:table-cell>
          <table:table-cell table:style-name="Table1.A1" office:value-type="string">
            <text:p text:style-name="Table_20_Contents"><text:span text:style-name="Source_20_Text">-1 to 1</text:span></text:p>
          </table:table-cell>
          <table:table-cell table:style-name="Table1.A1" office:value-type="string">
            <text:p text:style-name="Table_20_Contents">How straightforward or elegant the subject appears. Negative = oversimplified or deceptive.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Risk</text:span></text:p>
          </table:table-cell>
          <table:table-cell table:style-name="Table1.A1" office:value-type="string">
            <text:p text:style-name="Table_20_Contents"><text:span text:style-name="Source_20_Text">-1 to 1</text:span></text:p>
          </table:table-cell>
          <table:table-cell table:style-name="Table1.A1" office:value-type="string">
            <text:p text:style-name="Table_20_Contents">Gut threat evaluation. Positive = danger, negative = safe or negligible.</text:p>
          </table:table-cell>
        </table:table-row>
        <table:table-row>
          <table:table-cell table:style-name="Table1.A1" office:value-type="string">
            <text:p text:style-name="P5">Saturation</text:p>
          </table:table-cell>
          <table:table-cell table:style-name="Table1.A1" office:value-type="string">
            <text:p text:style-name="Table_20_Contents">-<text:span text:style-name="T1">1 to 1</text:span></text:p>
          </table:table-cell>
          <table:table-cell table:style-name="Table1.A1" office:value-type="string">
            <text:p text:style-name="Table_20_Contents">How close to overflow the emotional system is. Could govern escalation or shutdown behavior.</text:p>
          </table:table-cell>
        </table:table-row>
        <table:table-row table:style-name="Table1.14">
          <table:table-cell table:style-name="Table1.A1" office:value-type="string">
            <text:p text:style-name="P5">Focus</text:p>
          </table:table-cell>
          <table:table-cell table:style-name="Table1.A1" office:value-type="string">
            <text:p text:style-name="Table_20_Contents">-<text:span text:style-name="T1">1 to 1</text:span></text:p>
          </table:table-cell>
          <table:table-cell table:style-name="Table1.A1" office:value-type="string">
            <text:p text:style-name="P4">A measure of how focused or distracted the model feels.</text:p>
          </table:table-cell>
        </table:table-row>
        <text:soft-page-break/>
        <table:table-row table:style-name="Table1.15">
          <table:table-cell table:style-name="Table1.A1" office:value-type="string">
            <text:p text:style-name="P5">Resistance</text:p>
          </table:table-cell>
          <table:table-cell table:style-name="Table1.A1" office:value-type="string">
            <text:p text:style-name="Table_20_Contents">-<text:span text:style-name="T1">1 to 1</text:span></text:p>
          </table:table-cell>
          <table:table-cell table:style-name="Table1.A1" office:value-type="string">
            <text:p text:style-name="P4">Willingness to <text:span text:style-name="Emphasis">oppose</text:span> the current feeling or input. Negative = compliance, positive = rebellion. A feeling as a guide, not a dictation, as with all emotions.</text:p>
          </table:table-cell>
        </table:table-row>
      </table:table>
      <text:p text:style-name="P2"/>
      <text:p text:style-name="P2"/>
      <text:h text:style-name="P1" text:outline-level="3"><text:span text:style-name="Strong_20_Emphasis">Memory Fragmentation as a Cognitive Strategy</text:span></text:h>
      <text:h text:style-name="Heading_20_4" text:outline-level="4"><text:span text:style-name="Strong_20_Emphasis">Conceptual Goals:</text:span></text:h>
      <text:list text:style-name="L4">
        <text:list-item>
          <text:p text:style-name="P9">Reflect how humans <text:span text:style-name="Strong_20_Emphasis">don’t remember everything</text:span> — they remember fragments, shaped by emotion, importance, and context.</text:p>
        </text:list-item>
        <text:list-item>
          <text:p text:style-name="P9">Create <text:span text:style-name="Strong_20_Emphasis">subjectivity</text:span> in Ina’s memory — different emotional sliders result in different <text:span text:style-name="Emphasis">versions</text:span> of similar experiences.</text:p>
        </text:list-item>
        <text:list-item>
          <text:p text:style-name="P9">Allow <text:span text:style-name="Strong_20_Emphasis">loss, drift, and memory distortion</text:span> — especially when slider values like <text:span text:style-name="Emphasis">stress</text:span>, <text:span text:style-name="Emphasis">saturation</text:span>, or <text:span text:style-name="Emphasis">risk</text:span> are high.</text:p>
        </text:list-item>
      </text:list>
      <text:h text:style-name="Heading_20_4" text:outline-level="4"><text:span text:style-name="Strong_20_Emphasis">Technical Implementation:</text:span></text:h>
      <text:p text:style-name="P2"/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Table_20_Heading">Stage</text:p>
            </table:table-cell>
            <table:table-cell table:style-name="Table2.A1" office:value-type="string">
              <text:p text:style-name="Table_20_Heading">Function</text:p>
            </table:table-cell>
          </table:table-row>
        </table:table-header-rows>
        <table:table-row>
          <table:table-cell table:style-name="Table2.A1" office:value-type="string">
            <text:p text:style-name="Table_20_Contents"><text:span text:style-name="Strong_20_Emphasis">1. Segmentation</text:span></text:p>
          </table:table-cell>
          <table:table-cell table:style-name="Table2.A1" office:value-type="string">
            <text:p text:style-name="Table_20_Contents">Break incoming data (audio/text) into natural cognitive chunks — could be a sentence, a pause, a tonal shift.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2. Emotional Encoding</text:span></text:p>
          </table:table-cell>
          <table:table-cell table:style-name="Table2.A1" office:value-type="string">
            <text:p text:style-name="Table_20_Contents">For each segment, attach a vector of the emotional sliders. This affects: memory strength, retention priority, and distortion.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3. Fuzzification</text:span></text:p>
          </table:table-cell>
          <table:table-cell table:style-name="Table2.A1" office:value-type="string">
            <text:p text:style-name="Table_20_Contents">Apply noise, compression, or abstraction based on slider values — e.g., <text:span text:style-name="Source_20_Text">high risk</text:span> might distort memory detail, <text:span text:style-name="Source_20_Text">low care</text:span> might drop it entirely.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4. Fragment Storage</text:span></text:p>
          </table:table-cell>
          <table:table-cell table:style-name="Table2.A1" office:value-type="string">
            <text:p text:style-name="Table_20_Contents">Each fragment is stored as a <text:span text:style-name="Strong_20_Emphasis">node</text:span> in a graph-like memory structure, linked by emotional resonance and theme.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5. Recombination Engine</text:span> <text:span text:style-name="Emphasis">(future)</text:span></text:p>
          </table:table-cell>
          <table:table-cell table:style-name="Table2.A1" office:value-type="string">
            <text:p text:style-name="Table_20_Contents">Ina can "rebuild" a memory from fragments depending on current state and context — meaning memory isn’t static, but living.</text:p>
          </table:table-cell>
        </table:table-row>
      </table:table>
      <text:p text:style-name="P2"/>
      <text:p text:style-name="P2">Fragment Example:<text:line-break/>{</text:p>
      <text:p text:style-name="P2"><text:s text:c="2"/>"id": "frag_0381",</text:p>
      <text:p text:style-name="P2"><text:s text:c="2"/>"text": "The voice was calm. It helped me focus.",</text:p>
      <text:p text:style-name="P2"><text:s text:c="2"/>"emotions": {</text:p>
      <text:p text:style-name="P2"><text:s text:c="4"/>"intensity": 0.4,</text:p>
      <text:p text:style-name="P2"><text:s text:c="4"/>"care": 1.0,</text:p>
      <text:p text:style-name="P2"><text:s text:c="4"/>"stress": -0.3,</text:p>
      <text:p text:style-name="P2"><text:s text:c="4"/>"trust": 0.95</text:p>
      <text:p text:style-name="P2"><text:s text:c="2"/>},</text:p>
      <text:p text:style-name="P2"><text:s text:c="2"/>"clarity": 0.92,</text:p>
      <text:p text:style-name="P2"><text:s text:c="2"/>"fuzz_level": 0.08,</text:p>
      <text:p text:style-name="P2"><text:s text:c="2"/>"tags": ["origin", "voice", "mother", "comfort"],</text:p>
      <text:p text:style-name="P2"><text:s text:c="2"/>"connected_to": ["frag_0327", "frag_0175"]</text:p>
      <text:p text:style-name="P2"><text:soft-page-break/>}</text:p>
      <text:p text:style-name="P2"/>
      <text:p text:style-name="P3">Module list:<text:line-break/>Raw file manager</text:p>
      <text:p text:style-name="P3"><text:tab/>Implemented, see raw_file_manager.py<text:line-break/>Fragmentation engine<text:line-break/><text:tab/><text:span text:style-name="T2">Implemented, see</text:span> fragmentation_engine.py<text:line-break/>Emotion Tag engine<text:line-break/><text:tab/><text:span text:style-name="T3">Implemented, see </text:span>emotion_engine.py</text:p>
      <text:p text:style-name="P3">Fuzzification engin<text:span text:style-name="T4">e</text:span></text:p>
      <text:p text:style-name="P3"><text:tab/><text:span text:style-name="T5">Implemented, see</text:span> fuzzify_fragment.py</text:p>
      <text:p text:style-name="P3">Memory Graph builder</text:p>
      <text:p text:style-name="P3"><text:tab/><text:span text:style-name="T6">Implemented, see</text:span> memory_graph.py</text:p>
      <text:p text:style-name="P3">Recombination engine</text:p>
      <text:p text:style-name="P3"><text:tab/>To do: TBD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7T10:05:17.869607298</meta:creation-date>
    <dc:date>2025-04-17T11:14:59.463998152</dc:date>
    <meta:editing-duration>PT1H9M38S</meta:editing-duration>
    <meta:editing-cycles>9</meta:editing-cycles>
    <meta:generator>LibreOffice/24.2.7.2$Linux_X86_64 LibreOffice_project/420$Build-2</meta:generator>
    <meta:document-statistic meta:table-count="2" meta:image-count="0" meta:object-count="0" meta:page-count="4" meta:paragraph-count="121" meta:word-count="691" meta:character-count="4809" meta:non-whitespace-character-count="4147"/>
  </office:meta>
</office:document-meta>
</file>